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sec:whereas"/>1.<text:tab/>Whereas<text:bookmark-end text:name="sec:whereas"/></text:h>
      <text:p text:style-name="Customlist_20_1_20_start">1.1.<text:tab/><text:span text:style-name="Emphasis">All humans are mortal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text:p>
      <text:p text:style-name="Customlist_20_2_20_start">1.1.1.<text:tab/>Lorem ipsum dolor sit amet, consectetur adipiscing elit, sed do eiusmod tempor incididunt ut labore et dolore magna aliqua.</text:p>
      <text:p text:style-name="Customlist_20_2_20_start">1.1.2. <text:tab/>Ut enim ad minim veniam, quis nostrud exercitation ullamco laboris nisi ut aliquip ex ea commodo consequat.</text:p>
      <text:p text:style-name="Customlist_20_2">Duis aute irure dolor in reprehenderit in voluptate velit esse cillum dolore eu fugiat nulla pariatur.</text:p>
      <text:p text:style-name="Customlist_20_3_20_start">1.1.2.1. <text:tab/>Lorem ipsum dolor sit amet, consectetur adipiscing elit,</text:p>
      <text:p text:style-name="Customlist_20_3_20_start">1.1.2.2. <text:tab/>sed do eiusmod tempor incididunt ut labore et dolore magna aliqua.</text:p>
      <text:p text:style-name="Customlist_20_3">Ut enim ad minim veniam, quis nostrud exercitation ullamco laboris nisi ut aliquip ex ea commodo consequat.Excepteur sint occaecat cupidatat non proident, sunt in culpa qui officia deserunt mollit anim id est laborum.</text:p>
      <text:p text:style-name="Customlist_20_1_20_start">1.2.<text:tab/><text:span text:style-name="Emphasis">Socrates is 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1.3.<text:tab/><text:span text:style-name="Emphasis">Socrates is 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text:soft-page-break/>1.4. <text:tab/>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definitions"/>2.<text:tab/>Definitions<text:bookmark-end text:name="definitions"/></text:h>
      <text:p text:style-name="Customlist_20_1_20_start">2.1. <text:tab/><text:span text:style-name="Emphasis">Socrates:</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2. <text:tab/><text:span text:style-name="Emphasis">Human:</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Customlist_20_1_20_start">2.3. <text:tab/><text:span text:style-name="Emphasis">Mortal:</text:span> 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4.5cm" fo:margin-right="0cm" fo:text-indent="-1.499cm" style:auto-text-indent="false">
        <style:tab-stops>
          <style:tab-stop style:position="1.499cm"/>
        </style:tab-stops>
      </style:paragraph-properties>
    </style:style>
    <style:style style:name="Customlist_20_3" style:display-name="Customlist 3" style:family="paragraph" style:parent-style-name="Customlist">
      <style:paragraph-properties fo:margin-left="4.5cm" fo:margin-right="0cm" fo:text-indent="0cm" style:auto-text-indent="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keyword/>
    <meta:initial-creator/>
    <dc:creator>Alberto Pianon</dc:creator>
    <meta:creation-date>2019-06-15T18:20:27Z</meta:creation-date>
    <dc:date>2019-06-15T20:28:03.104323456</dc:date>
    <meta:editing-duration>PT7M28S</meta:editing-duration>
    <meta:editing-cycles>1</meta:editing-cycles>
    <meta:document-statistic meta:table-count="0" meta:image-count="0" meta:object-count="0" meta:page-count="2" meta:paragraph-count="17" meta:word-count="685" meta:character-count="4421" meta:non-whitespace-character-count="3743"/>
    <meta:user-defined meta:name="autoEqnLabels">False</meta:user-defined>
    <meta:user-defined meta:name="autoSectionLabels">False</meta:user-defined>
    <meta:user-defined meta:name="ccsDelim">, </meta:user-defined>
    <meta:user-defined meta:name="ccsLabelSep">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1</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